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8cm" fo:min-width="0.96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69cm" fo:min-width="0.748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5cm" fo:min-width="0.71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1"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124cm" svg:height="2.124cm" svg:x="6.212cm" svg:y="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635cm" svg:height="0.635cm" svg:x="3.168cm" svg:y="4.249cm">
          <draw:glue-point draw:id="4" svg:x="0.11cm" svg:y="-0.393cm" draw:escape-direction="right"/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26cm" svg:height="0.729cm" svg:x="2.382cm" svg:y="3.319cm">
          <draw:text-box>
            <text:p><text:span text:style-name="T1">myList</text:span></text:p>
          </draw:text-box>
        </draw:frame>
        <draw:custom-shape draw:style-name="gr2" draw:text-style-name="P2" xml:id="id3" draw:id="id3" draw:layer="layout" svg:width="0.635cm" svg:height="0.635cm" svg:x="6.986cm" svg:y="4.413cm">
          <draw:glue-point draw:id="4" svg:x="-0.236cm" svg:y="-0.283cm"/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18cm" svg:height="0.729cm" svg:x="6.598cm" svg:y="3.785cm">
          <draw:text-box>
            <text:p><text:span text:style-name="T1">head</text:span></text:p>
          </draw:text-box>
        </draw:frame>
        <draw:g xml:id="id4" draw:id="id4">
          <draw:line draw:style-name="gr5" draw:text-style-name="P1" draw:layer="layout" svg:x1="10.154cm" svg:y1="4.349cm" svg:x2="10.154cm" svg:y2="5.089cm">
            <text:p/>
          </draw:line>
          <draw:line draw:style-name="gr5" draw:text-style-name="P1" draw:layer="layout" svg:x1="10.361cm" svg:y1="4.422cm" svg:x2="10.356cm" svg:y2="4.976cm">
            <text:p/>
          </draw:line>
          <draw:line draw:style-name="gr5" draw:text-style-name="P1" draw:layer="layout" svg:x1="10.554cm" svg:y1="4.549cm" svg:x2="10.554cm" svg:y2="4.831cm">
            <text:p/>
          </draw:line>
        </draw:g>
        <draw:connector draw:style-name="gr6" draw:text-style-name="P1" draw:layer="layout" draw:type="curve" svg:x1="3.491cm" svg:y1="4.542cm" svg:x2="6.212cm" svg:y2="4.611cm" draw:start-shape="id1" draw:start-glue-point="4" draw:end-shape="id2" draw:end-glue-point="6" svg:d="M3491 4542c2274 0 914 69 2721 69" svg:viewBox="0 0 2722 70">
          <text:p/>
        </draw:connector>
        <draw:connector draw:style-name="gr7" draw:text-style-name="P1" draw:layer="layout" draw:type="curve" draw:line-skew="0.662cm 0.614cm" svg:x1="7.289cm" svg:y1="4.713cm" svg:x2="10.154cm" svg:y2="4.719cm" draw:start-shape="id3" draw:start-glue-point="4" draw:end-shape="id4" draw:end-glue-point="3" svg:d="M7289 4713c0-235 1106-196 1578-136s308 142 1287 142" svg:viewBox="0 0 2866 189">
          <text:p/>
        </draw:connector>
        <draw:custom-shape draw:style-name="gr1" draw:text-style-name="P1" xml:id="id6" draw:id="id6" draw:layer="layout" svg:width="2.124cm" svg:height="2.124cm" svg:x="3.8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635cm" svg:height="0.635cm" svg:x="2.765cm" svg:y="7.14cm">
          <draw:glue-point draw:id="4" svg:x="0.11cm" svg:y="-0.393cm" draw:escape-direction="down"/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26cm" svg:height="0.729cm" svg:x="1.979cm" svg:y="6.21cm">
          <draw:text-box>
            <text:p><text:span text:style-name="T1">myList</text:span></text:p>
          </draw:text-box>
        </draw:frame>
        <draw:custom-shape draw:style-name="gr2" draw:text-style-name="P2" draw:layer="layout" svg:width="0.635cm" svg:height="0.635cm" svg:x="4.578cm" svg:y="8.804cm">
          <draw:glue-point draw:id="4" svg:x="-0.236cm" svg:y="-0.283cm"/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18cm" svg:height="0.729cm" svg:x="4.19cm" svg:y="8.176cm">
          <draw:text-box>
            <text:p><text:span text:style-name="T1">head</text:span></text:p>
          </draw:text-box>
        </draw:frame>
        <draw:g>
          <draw:line draw:style-name="gr5" draw:text-style-name="P1" draw:layer="layout" svg:x1="17.383cm" svg:y1="8.79cm" svg:x2="17.383cm" svg:y2="9.53cm">
            <text:p/>
          </draw:line>
          <draw:line draw:style-name="gr5" draw:text-style-name="P1" draw:layer="layout" svg:x1="17.59cm" svg:y1="8.863cm" svg:x2="17.585cm" svg:y2="9.417cm">
            <text:p/>
          </draw:line>
          <draw:line draw:style-name="gr5" draw:text-style-name="P1" draw:layer="layout" svg:x1="17.783cm" svg:y1="8.99cm" svg:x2="17.783cm" svg:y2="9.272cm">
            <text:p/>
          </draw:line>
        </draw:g>
        <draw:connector draw:style-name="gr6" draw:text-style-name="P1" draw:layer="layout" draw:type="curve" svg:x1="3.088cm" svg:y1="7.433cm" svg:x2="3.804cm" svg:y2="9.002cm" draw:start-shape="id5" draw:start-glue-point="4" draw:end-shape="id6" draw:end-glue-point="6" svg:d="M3088 7433c0 1046 238 1569 716 1569" svg:viewBox="0 0 717 1570">
          <text:p/>
        </draw:connector>
        <draw:custom-shape draw:style-name="gr8" draw:text-style-name="P2" draw:layer="layout" svg:width="1.248cm" svg:height="0.719cm" svg:x="6.36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2cm" svg:y1="8.837cm" svg:x2="7.2cm" svg:y2="9.537cm">
          <text:p/>
        </draw:line>
        <draw:frame draw:style-name="gr9" draw:text-style-name="P4" draw:layer="layout" svg:width="1.052cm" svg:height="0.806cm" svg:x="6.293cm" svg:y="8.784cm">
          <draw:text-box>
            <text:p><text:span text:style-name="T2">54</text:span></text:p>
          </draw:text-box>
        </draw:frame>
        <draw:custom-shape draw:style-name="gr10" draw:text-style-name="P2" draw:layer="layout" svg:width="1.248cm" svg:height="0.719cm" svg:x="8.17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01cm" svg:y1="8.837cm" svg:x2="9.01cm" svg:y2="9.537cm">
          <text:p/>
        </draw:line>
        <draw:frame draw:style-name="gr9" draw:text-style-name="P4" draw:layer="layout" svg:width="1.052cm" svg:height="0.806cm" svg:x="8.103cm" svg:y="8.784cm">
          <draw:text-box>
            <text:p><text:span text:style-name="T2">26</text:span></text:p>
          </draw:text-box>
        </draw:frame>
        <draw:custom-shape draw:style-name="gr10" draw:text-style-name="P2" draw:layer="layout" svg:width="1.248cm" svg:height="0.719cm" svg:x="9.98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2cm" svg:y1="8.837cm" svg:x2="10.82cm" svg:y2="9.537cm">
          <text:p/>
        </draw:line>
        <draw:frame draw:style-name="gr9" draw:text-style-name="P4" draw:layer="layout" svg:width="1.052cm" svg:height="0.806cm" svg:x="9.913cm" svg:y="8.784cm">
          <draw:text-box>
            <text:p><text:span text:style-name="T2">93</text:span></text:p>
          </draw:text-box>
        </draw:frame>
        <draw:custom-shape draw:style-name="gr10" draw:text-style-name="P2" draw:layer="layout" svg:width="1.248cm" svg:height="0.719cm" svg:x="11.79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63cm" svg:y1="8.837cm" svg:x2="12.63cm" svg:y2="9.537cm">
          <text:p/>
        </draw:line>
        <draw:frame draw:style-name="gr9" draw:text-style-name="P4" draw:layer="layout" svg:width="1.052cm" svg:height="0.806cm" svg:x="11.723cm" svg:y="8.784cm">
          <draw:text-box>
            <text:p><text:span text:style-name="T2">17</text:span></text:p>
          </draw:text-box>
        </draw:frame>
        <draw:custom-shape draw:style-name="gr10" draw:text-style-name="P2" draw:layer="layout" svg:width="1.248cm" svg:height="0.719cm" svg:x="13.60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44cm" svg:y1="8.837cm" svg:x2="14.44cm" svg:y2="9.537cm">
          <text:p/>
        </draw:line>
        <draw:frame draw:style-name="gr9" draw:text-style-name="P4" draw:layer="layout" svg:width="1.052cm" svg:height="0.806cm" svg:x="13.533cm" svg:y="8.784cm">
          <draw:text-box>
            <text:p><text:span text:style-name="T2">77</text:span></text:p>
          </draw:text-box>
        </draw:frame>
        <draw:custom-shape draw:style-name="gr10" draw:text-style-name="P2" draw:layer="layout" svg:width="1.248cm" svg:height="0.719cm" svg:x="15.418cm" svg:y="8.8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5cm" svg:y1="8.837cm" svg:x2="16.25cm" svg:y2="9.537cm">
          <text:p/>
        </draw:line>
        <draw:frame draw:style-name="gr9" draw:text-style-name="P4" draw:layer="layout" svg:width="1.052cm" svg:height="0.806cm" svg:x="15.343cm" svg:y="8.784cm">
          <draw:text-box>
            <text:p><text:span text:style-name="T2">31</text:span></text:p>
          </draw:text-box>
        </draw:frame>
        <draw:line draw:style-name="gr11" draw:text-style-name="P1" draw:layer="layout" svg:x1="7.427cm" svg:y1="9.223cm" svg:x2="8.202cm" svg:y2="9.223cm">
          <text:p/>
        </draw:line>
        <draw:line draw:style-name="gr11" draw:text-style-name="P1" draw:layer="layout" svg:x1="9.219cm" svg:y1="9.223cm" svg:x2="9.994cm" svg:y2="9.223cm">
          <text:p/>
        </draw:line>
        <draw:line draw:style-name="gr11" draw:text-style-name="P1" draw:layer="layout" svg:x1="11.011cm" svg:y1="9.223cm" svg:x2="11.786cm" svg:y2="9.223cm">
          <text:p/>
        </draw:line>
        <draw:line draw:style-name="gr11" draw:text-style-name="P1" draw:layer="layout" svg:x1="12.803cm" svg:y1="9.223cm" svg:x2="13.578cm" svg:y2="9.223cm">
          <text:p/>
        </draw:line>
        <draw:line draw:style-name="gr11" draw:text-style-name="P1" draw:layer="layout" svg:x1="14.595cm" svg:y1="9.223cm" svg:x2="15.37cm" svg:y2="9.223cm">
          <text:p/>
        </draw:line>
        <draw:line draw:style-name="gr11" draw:text-style-name="P1" draw:layer="layout" svg:x1="16.495cm" svg:y1="9.223cm" svg:x2="17.27cm" svg:y2="9.223cm">
          <text:p/>
        </draw:line>
        <draw:line draw:style-name="gr11" draw:text-style-name="P1" draw:layer="layout" svg:x1="4.875cm" svg:y1="9.11cm" svg:x2="6.331cm" svg:y2="9.1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9" draw:display-name="Arrowheads 9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2T21:27:37.736564304</meta:creation-date>
    <meta:generator>LibreOffice/7.3.7.2$Linux_X86_64 LibreOffice_project/30$Build-2</meta:generator>
    <dc:date>2023-09-13T08:39:53.002667093</dc:date>
    <meta:editing-duration>PT20M14S</meta:editing-duration>
    <meta:editing-cycles>4</meta:editing-cycles>
    <meta:document-statistic meta:object-count="46"/>
  </office:meta>
</office:document-meta>
</file>